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かぼちゃ">
            <text:p>かぼちゃ</text:p>
          </table:table-cell>
          <table:table-cell office:value-type="string" office:value="かぼちゃ">
            <text:p>かぼちゃ</text:p>
          </table:table-cell>
          <table:table-cell office:value-type="string" office:value="pumpkin">
            <text:p>pump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ぼちゃのスープは美味しいです。">
            <text:p>かぼちゃのスープは美味しいです。</text:p>
          </table:table-cell>
          <table:table-cell office:value-type="string" office:value="かぼちゃ の スープ は おいしい です。">
            <text:p>かぼちゃ の スープ は おいしい です。</text:p>
          </table:table-cell>
          <table:table-cell office:value-type="string" office:value="Pumpkin soup is delicious.">
            <text:p>Pumpkin soup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族館">
            <text:p>水族館</text:p>
          </table:table-cell>
          <table:table-cell office:value-type="string" office:value="すいぞくかん">
            <text:p>すいぞくかん</text:p>
          </table:table-cell>
          <table:table-cell office:value-type="string" office:value="aquarium">
            <text:p>aqua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水族館にはイルカがいます。">
            <text:p>ここの水族館にはイルカがいます。</text:p>
          </table:table-cell>
          <table:table-cell office:value-type="string" office:value="ここ の すいぞくかん に は イルカ が います。">
            <text:p>ここ の すいぞくかん に は イルカ が います。</text:p>
          </table:table-cell>
          <table:table-cell office:value-type="string" office:value="There is a dolphin in this aquarium.">
            <text:p>There is a dolphin in this aqua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切れ">
            <text:p>品切れ</text:p>
          </table:table-cell>
          <table:table-cell office:value-type="string" office:value="しなぎれ">
            <text:p>しなぎれ</text:p>
          </table:table-cell>
          <table:table-cell office:value-type="string" office:value="sold out">
            <text:p>sold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牛乳は品切れだったよ。">
            <text:p>牛乳は品切れだったよ。</text:p>
          </table:table-cell>
          <table:table-cell office:value-type="string" office:value="ぎゅうにゅう は しなぎれ だった よ。">
            <text:p>ぎゅうにゅう は しなぎれ だった よ。</text:p>
          </table:table-cell>
          <table:table-cell office:value-type="string" office:value="Milk was sold out.">
            <text:p>Milk was sol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腫れる">
            <text:p>腫れる</text:p>
          </table:table-cell>
          <table:table-cell office:value-type="string" office:value="はれる">
            <text:p>はれる</text:p>
          </table:table-cell>
          <table:table-cell office:value-type="string" office:value="swell up, be swollen">
            <text:p>swell up, be swoll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朝は目が腫れています。">
            <text:p>今朝は目が腫れています。</text:p>
          </table:table-cell>
          <table:table-cell office:value-type="string" office:value="けさ は め が はれて います。">
            <text:p>けさ は め が はれて います。</text:p>
          </table:table-cell>
          <table:table-cell office:value-type="string" office:value="My eyes are swollen this morning.">
            <text:p>My eyes are swoll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直し">
            <text:p>やり直し</text:p>
          </table:table-cell>
          <table:table-cell office:value-type="string" office:value="やりなおし">
            <text:p>やりなおし</text:p>
          </table:table-cell>
          <table:table-cell office:value-type="string" office:value="doing over, redoing">
            <text:p>doing over, re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がやり直しになった。">
            <text:p>仕事がやり直しになった。</text:p>
          </table:table-cell>
          <table:table-cell office:value-type="string" office:value="しごと が やりなおし に なった。">
            <text:p>しごと が やりなおし に なった。</text:p>
          </table:table-cell>
          <table:table-cell office:value-type="string" office:value="My work had to be re-done.">
            <text:p>My work had to be re-d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ーゲン">
            <text:p>バーゲン</text:p>
          </table:table-cell>
          <table:table-cell office:value-type="string" office:value="バーゲン">
            <text:p>バーゲン</text:p>
          </table:table-cell>
          <table:table-cell office:value-type="string" office:value="bargain sale">
            <text:p>bargain s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バーゲンでスーツを買いました。">
            <text:p>昨日バーゲンでスーツを買いました。</text:p>
          </table:table-cell>
          <table:table-cell office:value-type="string" office:value="きのう バーゲン で スーツ を かいました。">
            <text:p>きのう バーゲン で スーツ を かいました。</text:p>
          </table:table-cell>
          <table:table-cell office:value-type="string" office:value="I bought a suit in a sale yesterday.">
            <text:p>I bought a suit in a sal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らしい">
            <text:p>男らしい</text:p>
          </table:table-cell>
          <table:table-cell office:value-type="string" office:value="おとこらしい">
            <text:p>おとこらしい</text:p>
          </table:table-cell>
          <table:table-cell office:value-type="string" office:value="manly, masculine">
            <text:p>manly, mascul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男らしいので、女性にもてる。">
            <text:p>彼は男らしいので、女性にもてる。</text:p>
          </table:table-cell>
          <table:table-cell office:value-type="string" office:value="かれ は おとこ らしい ので、じょせい に もてる。">
            <text:p>かれ は おとこ らしい ので、じょせい に もてる。</text:p>
          </table:table-cell>
          <table:table-cell office:value-type="string" office:value="He is manly, so he's popular among women.">
            <text:p>He is manly, so he's popular among women.</text:p>
          </table:table-cell>
          <table:table-cell office:value-type="string" office:value="私はもっと自信をつけて、男らしくなりたいです。">
            <text:p>私はもっと自信をつけて、男らしくなりたいです。</text:p>
          </table:table-cell>
          <table:table-cell office:value-type="string" office:value="わたし は もっと じしん を つけて、おとこ らしく なりたい です。">
            <text:p>わたし は もっと じしん を つけて、おとこ らしく なりたい です。</text:p>
          </table:table-cell>
          <table:table-cell office:value-type="string" office:value="I want to gain more confidence and be more manly.">
            <text:p>I want to gain more confidence and be more manly.</text:p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道">
            <text:p>近道</text:p>
          </table:table-cell>
          <table:table-cell office:value-type="string" office:value="ちかみち">
            <text:p>ちかみち</text:p>
          </table:table-cell>
          <table:table-cell office:value-type="string" office:value="shortcut">
            <text:p>shortc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っちが近道です。">
            <text:p>こっちが近道です。</text:p>
          </table:table-cell>
          <table:table-cell office:value-type="string" office:value="こっち が ちかみち です。">
            <text:p>こっち が ちかみち です。</text:p>
          </table:table-cell>
          <table:table-cell office:value-type="string" office:value="This is a shortcut.">
            <text:p>This is a shortc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ースト">
            <text:p>トースト</text:p>
          </table:table-cell>
          <table:table-cell office:value-type="string" office:value="トースト">
            <text:p>トースト</text:p>
          </table:table-cell>
          <table:table-cell office:value-type="string" office:value="toast">
            <text:p>to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トーストを2枚食べます。">
            <text:p>私は毎朝トーストを2枚食べます。</text:p>
          </table:table-cell>
          <table:table-cell office:value-type="string" office:value="わたし は まいあさ トースト を 2 まい たべます。">
            <text:p>わたし は まいあさ トースト を 2 まい たべます。</text:p>
          </table:table-cell>
          <table:table-cell office:value-type="string" office:value="I eat two slices of toast every morning.">
            <text:p>I eat two slices of toast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奇心">
            <text:p>好奇心</text:p>
          </table:table-cell>
          <table:table-cell office:value-type="string" office:value="こうきしん">
            <text:p>こうきしん</text:p>
          </table:table-cell>
          <table:table-cell office:value-type="string" office:value="curiosity">
            <text:p>curio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好奇心でいっぱいだね。">
            <text:p>子供は好奇心でいっぱいだね。</text:p>
          </table:table-cell>
          <table:table-cell office:value-type="string" office:value="こども は こうきしん で いっぱい だ ね。">
            <text:p>こども は こうきしん で いっぱい だ ね。</text:p>
          </table:table-cell>
          <table:table-cell office:value-type="string" office:value="Children are full of curiosity.">
            <text:p>Children are full of curio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用的">
            <text:p>実用的</text:p>
          </table:table-cell>
          <table:table-cell office:value-type="string" office:value="じつようてき">
            <text:p>じつようてき</text:p>
          </table:table-cell>
          <table:table-cell office:value-type="string" office:value="practical">
            <text:p>prac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発明品はみな実用的だよ。">
            <text:p>彼の発明品はみな実用的だよ。</text:p>
          </table:table-cell>
          <table:table-cell office:value-type="string" office:value="かれ の はつめい ひん は みな じつようてき だ よ。">
            <text:p>かれ の はつめい ひん は みな じつようてき だ よ。</text:p>
          </table:table-cell>
          <table:table-cell office:value-type="string" office:value="All his inventions are practical.">
            <text:p>All his inventions are prac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観的">
            <text:p>客観的</text:p>
          </table:table-cell>
          <table:table-cell office:value-type="string" office:value="きゃっかんてき">
            <text:p>きゃっかんてき</text:p>
          </table:table-cell>
          <table:table-cell office:value-type="string" office:value="objective">
            <text:p>o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自分の状況を客観的に見てみたのね。">
            <text:p>彼は自分の状況を客観的に見てみたのね。</text:p>
          </table:table-cell>
          <table:table-cell office:value-type="string" office:value="かれ は じぶん の じょうきょう を きゃっかんてき に みて みた の ね。">
            <text:p>かれ は じぶん の じょうきょう を きゃっかんてき に みて みた の ね。</text:p>
          </table:table-cell>
          <table:table-cell office:value-type="string" office:value="He tried to look at his situation objectively.">
            <text:p>He tried to look at his situation o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抽象的">
            <text:p>抽象的</text:p>
          </table:table-cell>
          <table:table-cell office:value-type="string" office:value="ちゅうしょうてき">
            <text:p>ちゅうしょうてき</text:p>
          </table:table-cell>
          <table:table-cell office:value-type="string" office:value="abstract">
            <text:p>abstra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抽象的な絵が好きだね。">
            <text:p>彼は抽象的な絵が好きだね。</text:p>
          </table:table-cell>
          <table:table-cell office:value-type="string" office:value="かれ は ちゅうしょうてきな え が すき だ ね。">
            <text:p>かれ は ちゅうしょうてきな え が すき だ ね。</text:p>
          </table:table-cell>
          <table:table-cell office:value-type="string" office:value="He likes abstract paintings.">
            <text:p>He likes abstract paint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別会">
            <text:p>送別会</text:p>
          </table:table-cell>
          <table:table-cell office:value-type="string" office:value="そうべつかい">
            <text:p>そうべつかい</text:p>
          </table:table-cell>
          <table:table-cell office:value-type="string" office:value="farewell party">
            <text:p>farewel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課長の送別会を開きます。">
            <text:p>来週、課長の送別会を開きます。</text:p>
          </table:table-cell>
          <table:table-cell office:value-type="string" office:value="らいしゅう、かちょう の そうべつ かい を ひらきます。">
            <text:p>らいしゅう、かちょう の そうべつ かい を ひらきます。</text:p>
          </table:table-cell>
          <table:table-cell office:value-type="string" office:value="The section chief's farewell party will be held next week.">
            <text:p>The section chief's farewell party will be hel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敷金">
            <text:p>敷金</text:p>
          </table:table-cell>
          <table:table-cell office:value-type="string" office:value="しききん">
            <text:p>しききん</text:p>
          </table:table-cell>
          <table:table-cell office:value-type="string" office:value="deposit, security deposit">
            <text:p>deposit, security depos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ンションの敷金を払いました。">
            <text:p>マンションの敷金を払いました。</text:p>
          </table:table-cell>
          <table:table-cell office:value-type="string" office:value="マンション の しききん を はらいました。">
            <text:p>マンション の しききん を はらいました。</text:p>
          </table:table-cell>
          <table:table-cell office:value-type="string" office:value="I paid the deposit on the apartment.">
            <text:p>I paid the deposit on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米">
            <text:p>日米</text:p>
          </table:table-cell>
          <table:table-cell office:value-type="string" office:value="にちべい">
            <text:p>にちべい</text:p>
          </table:table-cell>
          <table:table-cell office:value-type="string" office:value="Japan and the U.S.">
            <text:p>Japan and the U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日米野球をやっていますよ。">
            <text:p>テレビで日米野球をやっていますよ。</text:p>
          </table:table-cell>
          <table:table-cell office:value-type="string" office:value="テレビ で にちべい やきゅう を やって います よ。">
            <text:p>テレビ で にちべい やきゅう を やって います よ。</text:p>
          </table:table-cell>
          <table:table-cell office:value-type="string" office:value="A Japan vs. the U.S. baseball game is on TV.">
            <text:p>A Japan vs. the U.S. baseball game i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門家">
            <text:p>専門家</text:p>
          </table:table-cell>
          <table:table-cell office:value-type="string" office:value="せんもんか">
            <text:p>せんもんか</text:p>
          </table:table-cell>
          <table:table-cell office:value-type="string" office:value="specialist, expert">
            <text:p>specialist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教授はフランス文学の専門家。">
            <text:p>教授はフランス文学の専門家。</text:p>
          </table:table-cell>
          <table:table-cell office:value-type="string" office:value="きょうじゅ は フランス ぶんがく の せんもんか。">
            <text:p>きょうじゅ は フランス ぶんがく の せんもんか。</text:p>
          </table:table-cell>
          <table:table-cell office:value-type="string" office:value="The professor is a specialist of French literature.">
            <text:p>The professor is a specialist of French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ット">
            <text:p>ホット</text:p>
          </table:table-cell>
          <table:table-cell office:value-type="string" office:value="ホット">
            <text:p>ホット</text:p>
          </table:table-cell>
          <table:table-cell office:value-type="string" office:value="hot">
            <text:p>ho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コーヒーをホットでください。">
            <text:p>コーヒーをホットでください。</text:p>
          </table:table-cell>
          <table:table-cell office:value-type="string" office:value="コーヒー を ホット で ください。">
            <text:p>コーヒー を ホット で ください。</text:p>
          </table:table-cell>
          <table:table-cell office:value-type="string" office:value="Please give me a cup of hot coffee.">
            <text:p>Please give me a cup of hot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さび">
            <text:p>わさび</text:p>
          </table:table-cell>
          <table:table-cell office:value-type="string" office:value="わさび">
            <text:p>わさび</text:p>
          </table:table-cell>
          <table:table-cell office:value-type="string" office:value="Japanese horseradish">
            <text:p>Japanese horse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刺身にわさびは欠かせませんね。">
            <text:p>刺身にわさびは欠かせませんね。</text:p>
          </table:table-cell>
          <table:table-cell office:value-type="string" office:value="さしみ に わさび は かかせません ね。">
            <text:p>さしみ に わさび は かかせません ね。</text:p>
          </table:table-cell>
          <table:table-cell office:value-type="string" office:value="Wasabi is indispensable to sashimi.">
            <text:p>Wasabi is indispensable to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詣">
            <text:p>初詣</text:p>
          </table:table-cell>
          <table:table-cell office:value-type="string" office:value="はつもうで">
            <text:p>はつもうで</text:p>
          </table:table-cell>
          <table:table-cell office:value-type="string" office:value="first shrine visit of the new year">
            <text:p>first shrine visit of the new y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の神社に初詣に行きました。">
            <text:p>近くの神社に初詣に行きました。</text:p>
          </table:table-cell>
          <table:table-cell office:value-type="string" office:value="ちかく の じんじゃ に はつもうで に いきました 。">
            <text:p>ちかく の じんじゃ に はつもうで に いきました 。</text:p>
          </table:table-cell>
          <table:table-cell office:value-type="string" office:value="We paid a new year's visit to the nearby Shinto shrine.">
            <text:p>We paid a new year's visit to the nearby Shinto shr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ョギング">
            <text:p>ジョギング</text:p>
          </table:table-cell>
          <table:table-cell office:value-type="string" office:value="ジョギング">
            <text:p>ジョギング</text:p>
          </table:table-cell>
          <table:table-cell office:value-type="string" office:value="jogging">
            <text:p>jog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ジョギングをしています。">
            <text:p>私は毎日ジョギングをしています。</text:p>
          </table:table-cell>
          <table:table-cell office:value-type="string" office:value="わたし は まいにち ジョギング を して います。">
            <text:p>わたし は まいにち ジョギング を して います。</text:p>
          </table:table-cell>
          <table:table-cell office:value-type="string" office:value="I jog every day.">
            <text:p>I jog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人">
            <text:p>社会人</text:p>
          </table:table-cell>
          <table:table-cell office:value-type="string" office:value="しゃかいじん">
            <text:p>しゃかいじん</text:p>
          </table:table-cell>
          <table:table-cell office:value-type="string" office:value="working member of society">
            <text:p>working member of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春に彼は社会人になったよ。">
            <text:p>この春に彼は社会人になったよ。</text:p>
          </table:table-cell>
          <table:table-cell office:value-type="string" office:value="この はる に かれ は しゃかいじん に なった よ。">
            <text:p>この はる に かれ は しゃかいじん に なった よ。</text:p>
          </table:table-cell>
          <table:table-cell office:value-type="string" office:value="He became a working adult this spring.">
            <text:p>He became a working adult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急ぎ">
            <text:p>大急ぎ</text:p>
          </table:table-cell>
          <table:table-cell office:value-type="string" office:value="おおいそぎ">
            <text:p>おおいそぎ</text:p>
          </table:table-cell>
          <table:table-cell office:value-type="string" office:value="in a great hurry">
            <text:p>in a great hu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急ぎでその仕事を仕上げたよ。">
            <text:p>大急ぎでその仕事を仕上げたよ。</text:p>
          </table:table-cell>
          <table:table-cell office:value-type="string" office:value="おお いそぎ で その しごと を しあげた よ。">
            <text:p>おお いそぎ で その しごと を しあげた よ。</text:p>
          </table:table-cell>
          <table:table-cell office:value-type="string" office:value="I finished up the work in a great hurry.">
            <text:p>I finished up the work in a great h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ルフサービス">
            <text:p>セルフサービス</text:p>
          </table:table-cell>
          <table:table-cell office:value-type="string" office:value="セルフサービス">
            <text:p>セルフサービス</text:p>
          </table:table-cell>
          <table:table-cell office:value-type="string" office:value="self-service">
            <text:p>self-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dining hall is self-service.">
            <text:p>This dining hall is self-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ゃくしゃ">
            <text:p>くしゃくしゃ</text:p>
          </table:table-cell>
          <table:table-cell office:value-type="string" office:value="くしゃくしゃ">
            <text:p>くしゃくしゃ</text:p>
          </table:table-cell>
          <table:table-cell office:value-type="string" office:value="messy, crumpled">
            <text:p>messy, crump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紙をくしゃくしゃに丸めました。">
            <text:p>紙をくしゃくしゃに丸めました。</text:p>
          </table:table-cell>
          <table:table-cell office:value-type="string" office:value="かみ を くしゃくしゃ に まるめました。">
            <text:p>かみ を くしゃくしゃ に まるめました。</text:p>
          </table:table-cell>
          <table:table-cell office:value-type="string" office:value="I crumpled the paper into a ball.">
            <text:p>I crumpled the paper into a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パン">
            <text:p>食パン</text:p>
          </table:table-cell>
          <table:table-cell office:value-type="string" office:value="しょくパン">
            <text:p>しょくパン</text:p>
          </table:table-cell>
          <table:table-cell office:value-type="string" office:value="bread in a rectangular shape">
            <text:p>bread in a rectangular sh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食に食パンを2枚食べました。">
            <text:p>朝食に食パンを2枚食べました。</text:p>
          </table:table-cell>
          <table:table-cell office:value-type="string" office:value="ちょうしょく に しょくパン を 2 まい たべました。">
            <text:p>ちょうしょく に しょくパン を 2 まい たべました。</text:p>
          </table:table-cell>
          <table:table-cell office:value-type="string" office:value="I ate two slices of bread in a rectangular shape for breakfast.">
            <text:p>I ate two slices of bread in a rectangular shape for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差し指">
            <text:p>人差し指</text:p>
          </table:table-cell>
          <table:table-cell office:value-type="string" office:value="ひとさしゆび">
            <text:p>ひとさしゆび</text:p>
          </table:table-cell>
          <table:table-cell office:value-type="string" office:value="index finger, forefinger">
            <text:p>index finger, fore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差し指を怪我したの。">
            <text:p>彼女は人差し指を怪我したの。</text:p>
          </table:table-cell>
          <table:table-cell office:value-type="string" office:value="かのじょ は ひとさしゆび を けが した の。">
            <text:p>かのじょ は ひとさしゆび を けが した の。</text:p>
          </table:table-cell>
          <table:table-cell office:value-type="string" office:value="She injured her forefinger.">
            <text:p>She injured her fore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食">
            <text:p>洋食</text:p>
          </table:table-cell>
          <table:table-cell office:value-type="string" office:value="ようしょく">
            <text:p>ようしょく</text:p>
          </table:table-cell>
          <table:table-cell office:value-type="string" office:value="Western food">
            <text:p>Western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晩ご飯は洋食でした。">
            <text:p>昨日の晩ご飯は洋食でした。</text:p>
          </table:table-cell>
          <table:table-cell office:value-type="string" office:value="きのう の ばん ごはん は ようしょく でした。">
            <text:p>きのう の ばん ごはん は ようしょく でした。</text:p>
          </table:table-cell>
          <table:table-cell office:value-type="string" office:value="Last night's dinner was Western food.">
            <text:p>Last night's dinner was Wester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めじめ">
            <text:p>じめじめ</text:p>
          </table:table-cell>
          <table:table-cell office:value-type="string" office:value="じめじめ">
            <text:p>じめじめ</text:p>
          </table:table-cell>
          <table:table-cell office:value-type="string" office:value="damp">
            <text:p>dam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梅雨どきはじめじめする。">
            <text:p>梅雨どきはじめじめする。</text:p>
          </table:table-cell>
          <table:table-cell office:value-type="string" office:value="つゆ どき は じめじめ する。">
            <text:p>つゆ どき は じめじめ する。</text:p>
          </table:table-cell>
          <table:table-cell office:value-type="string" office:value="It is damp in the rainy season.">
            <text:p>It is damp in the rainy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ろじろ">
            <text:p>じろじろ</text:p>
          </table:table-cell>
          <table:table-cell office:value-type="string" office:value="じろじろ">
            <text:p>じろじろ</text:p>
          </table:table-cell>
          <table:table-cell office:value-type="string" office:value="staringly">
            <text:p>star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をじろじろ見るものではありません。">
            <text:p>人をじろじろ見るものではありません。</text:p>
          </table:table-cell>
          <table:table-cell office:value-type="string" office:value="ひと を じろじろ みる もの で は ありません。">
            <text:p>ひと を じろじろ みる もの で は ありません。</text:p>
          </table:table-cell>
          <table:table-cell office:value-type="string" office:value="Do not stare at people.">
            <text:p>Do not stare a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るつる">
            <text:p>つるつる</text:p>
          </table:table-cell>
          <table:table-cell office:value-type="string" office:value="つるつる">
            <text:p>つるつる</text:p>
          </table:table-cell>
          <table:table-cell office:value-type="string" office:value="smooth, slippery">
            <text:p>smooth, slipp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床がつるつるすべります。">
            <text:p>床がつるつるすべります。</text:p>
          </table:table-cell>
          <table:table-cell office:value-type="string" office:value="ゆか が つるつる すべります。">
            <text:p>ゆか が つるつる すべります。</text:p>
          </table:table-cell>
          <table:table-cell office:value-type="string" office:value="The floor is slippery.">
            <text:p>The floor is slipp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しょう">
            <text:p>こしょう</text:p>
          </table:table-cell>
          <table:table-cell office:value-type="string" office:value="こしょう">
            <text:p>こしょう</text:p>
          </table:table-cell>
          <table:table-cell office:value-type="string" office:value="pepper">
            <text:p>pe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しょうを入れ過ぎてスープが辛い。">
            <text:p>こしょうを入れ過ぎてスープが辛い。</text:p>
          </table:table-cell>
          <table:table-cell office:value-type="string" office:value="こしょう を いれ すぎて スープ が からい。">
            <text:p>こしょう を いれ すぎて スープ が からい。</text:p>
          </table:table-cell>
          <table:table-cell office:value-type="string" office:value="I put in too much pepper, and now the soup is spicy.">
            <text:p>I put in too much pepper, and now the soup is sp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しょびしょ">
            <text:p>びしょびしょ</text:p>
          </table:table-cell>
          <table:table-cell office:value-type="string" office:value="びしょびしょ">
            <text:p>びしょびしょ</text:p>
          </table:table-cell>
          <table:table-cell office:value-type="string" office:value="soaking wet, soaked">
            <text:p>soaking wet, soak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服が雨でびしょびしょになったよ。">
            <text:p>服が雨でびしょびしょになったよ。</text:p>
          </table:table-cell>
          <table:table-cell office:value-type="string" office:value="ふく が あめ で びしょびしょ に なった よ。">
            <text:p>ふく が あめ で びしょびしょ に なった よ。</text:p>
          </table:table-cell>
          <table:table-cell office:value-type="string" office:value="My clothes got soaked in the rain.">
            <text:p>My clothes got soak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ゅうぎゅう">
            <text:p>ぎゅうぎゅう</text:p>
          </table:table-cell>
          <table:table-cell office:value-type="string" office:value="ぎゅうぎゅう">
            <text:p>ぎゅうぎゅう</text:p>
          </table:table-cell>
          <table:table-cell office:value-type="string" office:value="packed, crammed">
            <text:p>packed, cramm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車がぎゅうぎゅうに混んでいますね。">
            <text:p>電車がぎゅうぎゅうに混んでいますね。</text:p>
          </table:table-cell>
          <table:table-cell office:value-type="string" office:value="でんしゃ が ぎゅうぎゅう に こんで います ね。">
            <text:p>でんしゃ が ぎゅうぎゅう に こんで います ね。</text:p>
          </table:table-cell>
          <table:table-cell office:value-type="string" office:value="The train is jam-packed.">
            <text:p>The train is jam-pac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ツ">
            <text:p>バツ</text:p>
          </table:table-cell>
          <table:table-cell office:value-type="string" office:value="バツ">
            <text:p>バツ</text:p>
          </table:table-cell>
          <table:table-cell office:value-type="string" office:value="cross, x-mark (on errors, mistakes etc.)">
            <text:p>cross, x-mark (on errors, mistakes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ツが三つあるので85点です。">
            <text:p>バツが三つあるので85点です。</text:p>
          </table:table-cell>
          <table:table-cell office:value-type="string" office:value="バツ が みっつ ある ので 85 てん です。">
            <text:p>バツ が みっつ ある ので 85 てん です。</text:p>
          </table:table-cell>
          <table:table-cell office:value-type="string" office:value="Because there are three mistakes, you get 85 points.">
            <text:p>Because there are three mistakes, you get 85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色">
            <text:p>水色</text:p>
          </table:table-cell>
          <table:table-cell office:value-type="string" office:value="みずいろ">
            <text:p>みずいろ</text:p>
          </table:table-cell>
          <table:table-cell office:value-type="string" office:value="light blue">
            <text:p>light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水色のリボンがかかっていたの。">
            <text:p>箱に水色のリボンがかかっていたの。</text:p>
          </table:table-cell>
          <table:table-cell office:value-type="string" office:value="はこ に みずいろ の リボン が かかって いた の。">
            <text:p>はこ に みずいろ の リボン が かかって いた の。</text:p>
          </table:table-cell>
          <table:table-cell office:value-type="string" office:value="A light blue ribbon was tied around the box.">
            <text:p>A light blue ribbon was tied around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収書">
            <text:p>領収書</text:p>
          </table:table-cell>
          <table:table-cell office:value-type="string" office:value="りょうしゅうしょ">
            <text:p>りょうしゅうしょ</text:p>
          </table:table-cell>
          <table:table-cell office:value-type="string" office:value="bill of receipt (for payment only)">
            <text:p>bill of receipt (for payment onl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領収書をください。">
            <text:p>領収書をください。</text:p>
          </table:table-cell>
          <table:table-cell office:value-type="string" office:value="りょうしゅうしょ を ください。">
            <text:p>りょうしゅうしょ を ください。</text:p>
          </table:table-cell>
          <table:table-cell office:value-type="string" office:value="Please give me a bill of receipt.">
            <text:p>Please give me a bill of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に">
            <text:p>自然に</text:p>
          </table:table-cell>
          <table:table-cell office:value-type="string" office:value="しぜんに">
            <text:p>しぜんに</text:p>
          </table:table-cell>
          <table:table-cell office:value-type="string" office:value="naturally">
            <text:p>natur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硬くならないで、自然に話してください。">
            <text:p>硬くならないで、自然に話してください。</text:p>
          </table:table-cell>
          <table:table-cell office:value-type="string" office:value="かたく ならない で 、 しぜん に はなして ください。">
            <text:p>かたく ならない で 、 しぜん に はなして ください。</text:p>
          </table:table-cell>
          <table:table-cell office:value-type="string" office:value="Please speak naturally without being formal.">
            <text:p>Please speak naturally without being f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かつ">
            <text:p>とんかつ</text:p>
          </table:table-cell>
          <table:table-cell office:value-type="string" office:value="とんかつ">
            <text:p>とんかつ</text:p>
          </table:table-cell>
          <table:table-cell office:value-type="string" office:value="pork cutlet">
            <text:p>pork c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とんかつを食べました。">
            <text:p>昼食にとんかつを食べました。</text:p>
          </table:table-cell>
          <table:table-cell office:value-type="string" office:value="ちゅうしょく に とんかつ を たべました。">
            <text:p>ちゅうしょく に とんかつ を たべました。</text:p>
          </table:table-cell>
          <table:table-cell office:value-type="string" office:value="I ate a pork cutlet for lunch.">
            <text:p>I ate a pork cutlet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ねぎ">
            <text:p>ねぎ</text:p>
          </table:table-cell>
          <table:table-cell office:value-type="string" office:value="ねぎ">
            <text:p>ねぎ</text:p>
          </table:table-cell>
          <table:table-cell office:value-type="string" office:value="spring onion, green onion">
            <text:p>spring onion, green 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そ汁にねぎを入れました。">
            <text:p>みそ汁にねぎを入れました。</text:p>
          </table:table-cell>
          <table:table-cell office:value-type="string" office:value="みそしる に ねぎ を いれました。">
            <text:p>みそしる に ねぎ を いれました。</text:p>
          </table:table-cell>
          <table:table-cell office:value-type="string" office:value="I put green onions in the miso soup.">
            <text:p>I put green onions in the miso s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ゅうり">
            <text:p>きゅうり</text:p>
          </table:table-cell>
          <table:table-cell office:value-type="string" office:value="きゅうり">
            <text:p>きゅうり</text:p>
          </table:table-cell>
          <table:table-cell office:value-type="string" office:value="cucumber">
            <text:p>cuc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の。">
            <text:p>きゅうりに味噌をつけて食べたの。</text:p>
          </table:table-cell>
          <table:table-cell office:value-type="string" office:value="きゅうり に みそ を つけて たべた の。">
            <text:p>きゅうり に みそ を つけて たべた の。</text:p>
          </table:table-cell>
          <table:table-cell office:value-type="string" office:value="I ate cucumber with miso on it.">
            <text:p>I ate cucumber with miso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鰻">
            <text:p>鰻</text:p>
          </table:table-cell>
          <table:table-cell office:value-type="string" office:value="うなぎ">
            <text:p>うなぎ</text:p>
          </table:table-cell>
          <table:table-cell office:value-type="string" office:value="eel">
            <text:p>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鰻の蒲焼きは美味しいね。">
            <text:p>鰻の蒲焼きは美味しいね。</text:p>
          </table:table-cell>
          <table:table-cell office:value-type="string" office:value="うなぎ の かばやき は おいしい ね。">
            <text:p>うなぎ の かばやき は おいしい ね。</text:p>
          </table:table-cell>
          <table:table-cell office:value-type="string" office:value="Broiled eel is delicious.">
            <text:p>Broiled eel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ぐろ">
            <text:p>まぐろ</text:p>
          </table:table-cell>
          <table:table-cell office:value-type="string" office:value="まぐろ">
            <text:p>まぐろ</text:p>
          </table:table-cell>
          <table:table-cell office:value-type="string" office:value="tuna">
            <text:p>tu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ぐろの刺身を食べました。">
            <text:p>まぐろの刺身を食べました。</text:p>
          </table:table-cell>
          <table:table-cell office:value-type="string" office:value="まぐろ の さしみ を たべました。">
            <text:p>まぐろ の さしみ を たべました。</text:p>
          </table:table-cell>
          <table:table-cell office:value-type="string" office:value="I ate tuna sashimi.">
            <text:p>I ate tuna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ナップル">
            <text:p>パイナップル</text:p>
          </table:table-cell>
          <table:table-cell office:value-type="string" office:value="パイナップル">
            <text:p>パイナップル</text:p>
          </table:table-cell>
          <table:table-cell office:value-type="string" office:value="pineapple">
            <text:p>pineap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ナップルを切ってください。">
            <text:p>このパイナップルを切ってください。</text:p>
          </table:table-cell>
          <table:table-cell office:value-type="string" office:value="この パイナップル を きって ください。">
            <text:p>この パイナップル を きって ください。</text:p>
          </table:table-cell>
          <table:table-cell office:value-type="string" office:value="Please cut up this pineapple.">
            <text:p>Please cut up this pine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うれん草">
            <text:p>ほうれん草</text:p>
          </table:table-cell>
          <table:table-cell office:value-type="string" office:value="ほうれんそう">
            <text:p>ほうれんそう</text:p>
          </table:table-cell>
          <table:table-cell office:value-type="string" office:value="spinach">
            <text:p>spin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れん草はビタミンが豊富です。">
            <text:p>ほうれん草はビタミンが豊富です。</text:p>
          </table:table-cell>
          <table:table-cell office:value-type="string" office:value="ほうれんそう は ビタミン が ほうふ です。">
            <text:p>ほうれんそう は ビタミン が ほうふ です。</text:p>
          </table:table-cell>
          <table:table-cell office:value-type="string" office:value="Spinach is rich in vitamins.">
            <text:p>Spinach is rich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ヨネーズ">
            <text:p>マヨネーズ</text:p>
          </table:table-cell>
          <table:table-cell office:value-type="string" office:value="マヨネーズ">
            <text:p>マヨネーズ</text:p>
          </table:table-cell>
          <table:table-cell office:value-type="string" office:value="mayonnaise">
            <text:p>mayonna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ラダにマヨネーズをかけたの。">
            <text:p>サラダにマヨネーズをかけたの。</text:p>
          </table:table-cell>
          <table:table-cell office:value-type="string" office:value="サラダ に マヨネーズ を かけた の。">
            <text:p>サラダ に マヨネーズ を かけた の。</text:p>
          </table:table-cell>
          <table:table-cell office:value-type="string" office:value="I put mayonnaise on the salad.">
            <text:p>I put mayonnaise on the sal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玉ねぎ">
            <text:p>玉ねぎ</text:p>
          </table:table-cell>
          <table:table-cell office:value-type="string" office:value="たまねぎ">
            <text:p>たまねぎ</text:p>
          </table:table-cell>
          <table:table-cell office:value-type="string" office:value="onion">
            <text:p>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玉ねぎが嫌いです。">
            <text:p>私は玉ねぎが嫌いです。</text:p>
          </table:table-cell>
          <table:table-cell office:value-type="string" office:value="わたし は たまねぎ が きらい です。">
            <text:p>わたし は たまねぎ が きらい です。</text:p>
          </table:table-cell>
          <table:table-cell office:value-type="string" office:value="I hate onions.">
            <text:p>I hate o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き肉">
            <text:p>焼き肉</text:p>
          </table:table-cell>
          <table:table-cell office:value-type="string" office:value="やきにく">
            <text:p>やきにく</text:p>
          </table:table-cell>
          <table:table-cell office:value-type="string" office:value="grilled meat, barbecued meat">
            <text:p>grilled meat, barbecued m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焼き肉が大好きです。">
            <text:p>彼は焼き肉が大好きです。</text:p>
          </table:table-cell>
          <table:table-cell office:value-type="string" office:value="かれ は やきにく が だいすき です。">
            <text:p>かれ は やきにく が だいすき です。</text:p>
          </table:table-cell>
          <table:table-cell office:value-type="string" office:value="He loves barbecues.">
            <text:p>He loves barbec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薬">
            <text:p>目薬</text:p>
          </table:table-cell>
          <table:table-cell office:value-type="string" office:value="めぐすり">
            <text:p>めぐすり</text:p>
          </table:table-cell>
          <table:table-cell office:value-type="string" office:value="eye drops">
            <text:p>eye dr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が疲れたので目薬をさしたよ。">
            <text:p>目が疲れたので目薬をさしたよ。</text:p>
          </table:table-cell>
          <table:table-cell office:value-type="string" office:value="め が つかれた ので めぐすり を さした よ。">
            <text:p>め が つかれた ので めぐすり を さした よ。</text:p>
          </table:table-cell>
          <table:table-cell office:value-type="string" office:value="My eyes were tired, so I put in some eye drops.">
            <text:p>My eyes were tired, so I put in some eye 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過ごす">
            <text:p>寝過ごす</text:p>
          </table:table-cell>
          <table:table-cell office:value-type="string" office:value="ねすごす">
            <text:p>ねすごす</text:p>
          </table:table-cell>
          <table:table-cell office:value-type="string" office:value="oversleep">
            <text:p>over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寝過ごしてしまったんだ。">
            <text:p>うっかり寝過ごしてしまったんだ。</text:p>
          </table:table-cell>
          <table:table-cell office:value-type="string" office:value="うっかり ねすごして しまった ん だ。">
            <text:p>うっかり ねすごして しまった ん だ。</text:p>
          </table:table-cell>
          <table:table-cell office:value-type="string" office:value="I accidentally overslept.">
            <text:p>I accidentally oversle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的">
            <text:p>国際的</text:p>
          </table:table-cell>
          <table:table-cell office:value-type="string" office:value="こくさいてき">
            <text:p>こくさいてき</text:p>
          </table:table-cell>
          <table:table-cell office:value-type="string" office:value="international">
            <text:p>intern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国際的に有名な歌手です。">
            <text:p>彼女は国際的に有名な歌手です。</text:p>
          </table:table-cell>
          <table:table-cell office:value-type="string" office:value="かのじょ は こくさいてき に ゆうめいな かしゅ です。">
            <text:p>かのじょ は こくさいてき に ゆうめいな かしゅ です。</text:p>
          </table:table-cell>
          <table:table-cell office:value-type="string" office:value="She is an internationally famous singer.">
            <text:p>She is an internationally famous s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化">
            <text:p>国際化</text:p>
          </table:table-cell>
          <table:table-cell office:value-type="string" office:value="こくさいか">
            <text:p>こくさいか</text:p>
          </table:table-cell>
          <table:table-cell office:value-type="string" office:value="internationalization">
            <text:p>internation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大学も国際化してきたな。">
            <text:p>この大学も国際化してきたな。</text:p>
          </table:table-cell>
          <table:table-cell office:value-type="string" office:value="この だいがく も こくさいか して きた な。">
            <text:p>この だいがく も こくさいか して きた な。</text:p>
          </table:table-cell>
          <table:table-cell office:value-type="string" office:value="This university has become internationalized.">
            <text:p>This university has become internation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役所">
            <text:p>区役所</text:p>
          </table:table-cell>
          <table:table-cell office:value-type="string" office:value="くやくしょ">
            <text:p>くやくしょ</text:p>
          </table:table-cell>
          <table:table-cell office:value-type="string" office:value="ward office">
            <text:p>ward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区役所に書類を届けてください。">
            <text:p>区役所に書類を届けてください。</text:p>
          </table:table-cell>
          <table:table-cell office:value-type="string" office:value="くやくしょ に しょるい を とどけて ください。">
            <text:p>くやくしょ に しょるい を とどけて ください。</text:p>
          </table:table-cell>
          <table:table-cell office:value-type="string" office:value="Please deliver the document to the ward office.">
            <text:p>Please deliver the document to the war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室">
            <text:p>和室</text:p>
          </table:table-cell>
          <table:table-cell office:value-type="string" office:value="わしつ">
            <text:p>わしつ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和室の天井は低いね。">
            <text:p>この和室の天井は低いね。</text:p>
          </table:table-cell>
          <table:table-cell office:value-type="string" office:value="この わしつ の てんじょう は ひくい ね。">
            <text:p>この わしつ の てんじょう は ひくい ね。</text:p>
          </table:table-cell>
          <table:table-cell office:value-type="string" office:value="The ceiling in this Japanese-style room is low.">
            <text:p>The ceiling in this Japanese-style room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格的">
            <text:p>本格的</text:p>
          </table:table-cell>
          <table:table-cell office:value-type="string" office:value="ほんかくてき">
            <text:p>ほんかくてき</text:p>
          </table:table-cell>
          <table:table-cell office:value-type="string" office:value="authentic, serious">
            <text:p>authentic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絵を本格的に勉強しているんだ。">
            <text:p>彼は絵を本格的に勉強しているんだ。</text:p>
          </table:table-cell>
          <table:table-cell office:value-type="string" office:value="かれ は え を ほんかくてき に べんきょう して いる ん だ。">
            <text:p>かれ は え を ほんかくてき に べんきょう して いる ん だ。</text:p>
          </table:table-cell>
          <table:table-cell office:value-type="string" office:value="He's studying painting seriously.">
            <text:p>He's studying painting seri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速道路">
            <text:p>高速道路</text:p>
          </table:table-cell>
          <table:table-cell office:value-type="string" office:value="こうそくどうろ">
            <text:p>こうそくどうろ</text:p>
          </table:table-cell>
          <table:table-cell office:value-type="string" office:value="freeway, expressway">
            <text:p>freeway, express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道路は混んでたよ。">
            <text:p>高速道路は混んでたよ。</text:p>
          </table:table-cell>
          <table:table-cell office:value-type="string" office:value="こうそくどうろ は こんで た よ。">
            <text:p>こうそくどうろ は こんで た よ。</text:p>
          </table:table-cell>
          <table:table-cell office:value-type="string" office:value="There was a lot of traffic on the expressway.">
            <text:p>There was a lot of traffic on the express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りあえず">
            <text:p>とりあえず</text:p>
          </table:table-cell>
          <table:table-cell office:value-type="string" office:value="とりあえず">
            <text:p>とりあえず</text:p>
          </table:table-cell>
          <table:table-cell office:value-type="string" office:value="for now, for the time being">
            <text:p>for now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りあえずお知らせしておきます。">
            <text:p>とりあえずお知らせしておきます。</text:p>
          </table:table-cell>
          <table:table-cell office:value-type="string" office:value="とりあえず おしらせ して おきます。">
            <text:p>とりあえず おしらせ して おきます。</text:p>
          </table:table-cell>
          <table:table-cell office:value-type="string" office:value="Here's my report for now.">
            <text:p>Here's my report f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に">
            <text:p>先に</text:p>
          </table:table-cell>
          <table:table-cell office:value-type="string" office:value="さきに">
            <text:p>さきに</text:p>
          </table:table-cell>
          <table:table-cell office:value-type="string" office:value="before, ahead">
            <text:p>before, ah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は、私たちは先に出発します。">
            <text:p>では、私たちは先に出発します。</text:p>
          </table:table-cell>
          <table:table-cell office:value-type="string" office:value="では、わたし たち は さき に しゅっぱつ します。">
            <text:p>では、わたし たち は さき に しゅっぱつ します。</text:p>
          </table:table-cell>
          <table:table-cell office:value-type="string" office:value="We will leave before you then.">
            <text:p>We will leave before you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りぎり">
            <text:p>ぎりぎり</text:p>
          </table:table-cell>
          <table:table-cell office:value-type="string" office:value="ぎりぎり">
            <text:p>ぎりぎり</text:p>
          </table:table-cell>
          <table:table-cell office:value-type="string" office:value="just in time, barely">
            <text:p>just in time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社の始業時間にぎりぎりで間に合ったよ。">
            <text:p>会社の始業時間にぎりぎりで間に合ったよ。</text:p>
          </table:table-cell>
          <table:table-cell office:value-type="string" office:value="かいしゃ の しぎょう じかん に ぎりぎり で まにあった よ。">
            <text:p>かいしゃ の しぎょう じかん に ぎりぎり で まにあった よ。</text:p>
          </table:table-cell>
          <table:table-cell office:value-type="string" office:value="I made it just in time for the start of work.">
            <text:p>I made it just in time for the start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慌ただしい">
            <text:p>慌ただしい</text:p>
          </table:table-cell>
          <table:table-cell office:value-type="string" office:value="あわただしい">
            <text:p>あわただしい</text:p>
          </table:table-cell>
          <table:table-cell office:value-type="string" office:value="busy and hurried">
            <text:p>busy and hurri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慌ただしい一日でした。">
            <text:p>今日は慌ただしい一日でした。</text:p>
          </table:table-cell>
          <table:table-cell office:value-type="string" office:value="きょう は あわただしい いちにち でした。">
            <text:p>きょう は あわただしい いちにち でした。</text:p>
          </table:table-cell>
          <table:table-cell office:value-type="string" office:value="It was a busy day today.">
            <text:p>It was a busy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ごろ">
            <text:p>今ごろ</text:p>
          </table:table-cell>
          <table:table-cell office:value-type="string" office:value="いまごろ">
            <text:p>いまごろ</text:p>
          </table:table-cell>
          <table:table-cell office:value-type="string" office:value="by now, at this time">
            <text:p>by now, at this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頃そんなこと言わないで。">
            <text:p>今頃そんなこと言わないで。</text:p>
          </table:table-cell>
          <table:table-cell office:value-type="string" office:value="いま ごろ そんな こと いわない で。">
            <text:p>いま ごろ そんな こと いわない で。</text:p>
          </table:table-cell>
          <table:table-cell office:value-type="string" office:value="Don't say such a thing now.">
            <text:p>Don't say such a th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っつく">
            <text:p>くっつく</text:p>
          </table:table-cell>
          <table:table-cell office:value-type="string" office:value="くっつく">
            <text:p>くっつく</text:p>
          </table:table-cell>
          <table:table-cell office:value-type="string" office:value="stick, be attached">
            <text:p>stick, be atta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ガムがくっついてしまった。">
            <text:p>靴の底にガムがくっついてしまった。</text:p>
          </table:table-cell>
          <table:table-cell office:value-type="string" office:value="くつ の そこ に ガム が くっついてしまった 。">
            <text:p>くつ の そこ に ガム が くっついてしまった 。</text:p>
          </table:table-cell>
          <table:table-cell office:value-type="string" office:value="Chewing gum got stuck to the sole of my shoe.">
            <text:p>Chewing gum got stuck to the sole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風">
            <text:p>北風</text:p>
          </table:table-cell>
          <table:table-cell office:value-type="string" office:value="きたかぜ">
            <text:p>きたかぜ</text:p>
          </table:table-cell>
          <table:table-cell office:value-type="string" office:value="north wind">
            <text:p>north w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風が冷たいです。">
            <text:p>北風が冷たいです。</text:p>
          </table:table-cell>
          <table:table-cell office:value-type="string" office:value="きたかぜ が つめたい です。">
            <text:p>きたかぜ が つめたい です。</text:p>
          </table:table-cell>
          <table:table-cell office:value-type="string" office:value="The north wind is cold.">
            <text:p>The north wind i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老">
            <text:p>海老</text:p>
          </table:table-cell>
          <table:table-cell office:value-type="string" office:value="えび">
            <text:p>えび</text:p>
          </table:table-cell>
          <table:table-cell office:value-type="string" office:value="shrimp">
            <text:p>shri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老の天ぷらは私の好物です。">
            <text:p>海老の天ぷらは私の好物です。</text:p>
          </table:table-cell>
          <table:table-cell office:value-type="string" office:value="えび の てんぷら は わたし の こうぶつ です。">
            <text:p>えび の てんぷら は わたし の こうぶつ です。</text:p>
          </table:table-cell>
          <table:table-cell office:value-type="string" office:value="Shrimp tempura is my favorite dish.">
            <text:p>Shrimp tempura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切って">
            <text:p>思い切って</text:p>
          </table:table-cell>
          <table:table-cell office:value-type="string" office:value="おもいきって">
            <text:p>おもいきって</text:p>
          </table:table-cell>
          <table:table-cell office:value-type="string" office:value="daringly, taking the plunge">
            <text:p>daringly, taking the plun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思い切って彼に相談します。">
            <text:p>思い切って彼に相談します。</text:p>
          </table:table-cell>
          <table:table-cell office:value-type="string" office:value="おもいきって かれ に そうだん します。">
            <text:p>おもいきって かれ に そうだん します。</text:p>
          </table:table-cell>
          <table:table-cell office:value-type="string" office:value="I'll take the plunge and ask him for advice.">
            <text:p>I'll take the plunge and ask him for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っと">
            <text:p>はっと</text:p>
          </table:table-cell>
          <table:table-cell office:value-type="string" office:value="はっと">
            <text:p>はっと</text:p>
          </table:table-cell>
          <table:table-cell office:value-type="string" office:value="taken aback, startled">
            <text:p>taken aback, start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美しさにはっとしたよ。">
            <text:p>彼女の美しさにはっとしたよ。</text:p>
          </table:table-cell>
          <table:table-cell office:value-type="string" office:value="かのじょ の うつくしさ に はっと した よ。">
            <text:p>かのじょ の うつくしさ に はっと した よ。</text:p>
          </table:table-cell>
          <table:table-cell office:value-type="string" office:value="I was startled by her beauty.">
            <text:p>I was startled by her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宛先">
            <text:p>宛先</text:p>
          </table:table-cell>
          <table:table-cell office:value-type="string" office:value="あてさき">
            <text:p>あてさき</text:p>
          </table:table-cell>
          <table:table-cell office:value-type="string" office:value="recipient's address">
            <text:p>recipient's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宛先不明で手紙が戻ってきたの。">
            <text:p>宛先不明で手紙が戻ってきたの。</text:p>
          </table:table-cell>
          <table:table-cell office:value-type="string" office:value="あてさき ふめい で てがみ が もどって きた の。">
            <text:p>あてさき ふめい で てがみ が もどって きた の。</text:p>
          </table:table-cell>
          <table:table-cell office:value-type="string" office:value="The letter was returned as the recipient's address was unknown.">
            <text:p>The letter was returned as the recipient's address was unkn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ばら">
            <text:p>ばらばら</text:p>
          </table:table-cell>
          <table:table-cell office:value-type="string" office:value="ばらばら">
            <text:p>ばらばら</text:p>
          </table:table-cell>
          <table:table-cell office:value-type="string" office:value="separately, discretely">
            <text:p>separately, discre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はばらばらに帰宅したね。">
            <text:p>生徒たちはばらばらに帰宅したね。</text:p>
          </table:table-cell>
          <table:table-cell office:value-type="string" office:value="せいと たち は ばらばら に きたく した ね。">
            <text:p>せいと たち は ばらばら に きたく した ね。</text:p>
          </table:table-cell>
          <table:table-cell office:value-type="string" office:value="Students went home separately.">
            <text:p>Students went home separ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車券">
            <text:p>乗車券</text:p>
          </table:table-cell>
          <table:table-cell office:value-type="string" office:value="じょうしゃけん">
            <text:p>じょうしゃけん</text:p>
          </table:table-cell>
          <table:table-cell office:value-type="string" office:value="train ticket, bus ticket">
            <text:p>train ticket, bus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車券は無くさないように。">
            <text:p>乗車券は無くさないように。</text:p>
          </table:table-cell>
          <table:table-cell office:value-type="string" office:value="じょうしゃけん は なくさない ように。">
            <text:p>じょうしゃけん は なくさない ように。</text:p>
          </table:table-cell>
          <table:table-cell office:value-type="string" office:value="Do not lose your ticket.">
            <text:p>Do not lose your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るぶる">
            <text:p>ぶるぶる</text:p>
          </table:table-cell>
          <table:table-cell office:value-type="string" office:value="ぶるぶる">
            <text:p>ぶるぶる</text:p>
          </table:table-cell>
          <table:table-cell office:value-type="string" office:value="shivering, trembling">
            <text:p>shivering, trembl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るぶる震えていたよ。">
            <text:p>彼はぶるぶる震えていたよ。</text:p>
          </table:table-cell>
          <table:table-cell office:value-type="string" office:value="かれ は ぶるぶる ふるえて いた よ。">
            <text:p>かれ は ぶるぶる ふるえて いた よ。</text:p>
          </table:table-cell>
          <table:table-cell office:value-type="string" office:value="He was shivering.">
            <text:p>He was shi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らすら">
            <text:p>すらすら</text:p>
          </table:table-cell>
          <table:table-cell office:value-type="string" office:value="すらすら">
            <text:p>すらすら</text:p>
          </table:table-cell>
          <table:table-cell office:value-type="string" office:value="smoothly, easily">
            <text:p>smooth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小学生は難しい本をすらすら読んだの。">
            <text:p>その小学生は難しい本をすらすら読んだの。</text:p>
          </table:table-cell>
          <table:table-cell office:value-type="string" office:value="その しょうがくせい は むずかしい ほん を すらすら よんだ の。">
            <text:p>その しょうがくせい は むずかしい ほん を すらすら よんだ の。</text:p>
          </table:table-cell>
          <table:table-cell office:value-type="string" office:value="The elementary school student read a difficult book easily.">
            <text:p>The elementary school student read a difficult book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電">
            <text:p>終電</text:p>
          </table:table-cell>
          <table:table-cell office:value-type="string" office:value="しゅうでん">
            <text:p>しゅうでん</text:p>
          </table:table-cell>
          <table:table-cell office:value-type="string" office:value="last train">
            <text:p>last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終電にやっと間に合った。">
            <text:p>終電にやっと間に合った。</text:p>
          </table:table-cell>
          <table:table-cell office:value-type="string" office:value="しゅうでん に やっと まにあった。">
            <text:p>しゅうでん に やっと まにあった。</text:p>
          </table:table-cell>
          <table:table-cell office:value-type="string" office:value="I was just in time for the last train.">
            <text:p>I was just in time for the la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るい">
            <text:p>ずるい</text:p>
          </table:table-cell>
          <table:table-cell office:value-type="string" office:value="ずるい">
            <text:p>ずるい</text:p>
          </table:table-cell>
          <table:table-cell office:value-type="string" office:value="cunning, sneaky">
            <text:p>cunning, snea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のやり方はずるい。">
            <text:p>あなたのやり方はずるい。</text:p>
          </table:table-cell>
          <table:table-cell office:value-type="string" office:value="あなた の やりかた は ずるい。">
            <text:p>あなた の やりかた は ずるい。</text:p>
          </table:table-cell>
          <table:table-cell office:value-type="string" office:value="Your method is cunning.">
            <text:p>Your method is cun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やすや">
            <text:p>すやすや</text:p>
          </table:table-cell>
          <table:table-cell office:value-type="string" office:value="すやすや">
            <text:p>すやすや</text:p>
          </table:table-cell>
          <table:table-cell office:value-type="string" office:value="(sleep) peacefully, soundly">
            <text:p>(sleep) peacefully, soun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すやすや眠っているね。">
            <text:p>子供がすやすや眠っているね。</text:p>
          </table:table-cell>
          <table:table-cell office:value-type="string" office:value="こども が すやすや ねむって いる ね。">
            <text:p>こども が すやすや ねむって いる ね。</text:p>
          </table:table-cell>
          <table:table-cell office:value-type="string" office:value="The child is sleeping soundly.">
            <text:p>The child is sleeping sou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たがた">
            <text:p>がたがた</text:p>
          </table:table-cell>
          <table:table-cell office:value-type="string" office:value="がたがた">
            <text:p>がたがた</text:p>
          </table:table-cell>
          <table:table-cell office:value-type="string" office:value="with a rattling noise, unstable">
            <text:p>with a rattling noise, unsta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椅子はがたがたしているね。">
            <text:p>この椅子はがたがたしているね。</text:p>
          </table:table-cell>
          <table:table-cell office:value-type="string" office:value="この いす は がたがた して いる ね。">
            <text:p>この いす は がたがた して いる ね。</text:p>
          </table:table-cell>
          <table:table-cell office:value-type="string" office:value="This chair is unstable.">
            <text:p>This chair is un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口">
            <text:p>非常口</text:p>
          </table:table-cell>
          <table:table-cell office:value-type="string" office:value="ひじょうぐち">
            <text:p>ひじょうぐち</text:p>
          </table:table-cell>
          <table:table-cell office:value-type="string" office:value="emergency exit">
            <text:p>emergency ex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ルの非常口を確認したの。">
            <text:p>ビルの非常口を確認したの。</text:p>
          </table:table-cell>
          <table:table-cell office:value-type="string" office:value="ビル の ひじょうぐち を かくにん した の。">
            <text:p>ビル の ひじょうぐち を かくにん した の。</text:p>
          </table:table-cell>
          <table:table-cell office:value-type="string" office:value="I checked the building's emergency exit.">
            <text:p>I checked the building's emergency ex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ざらざら">
            <text:p>ざらざら</text:p>
          </table:table-cell>
          <table:table-cell office:value-type="string" office:value="ざらざら">
            <text:p>ざらざら</text:p>
          </table:table-cell>
          <table:table-cell office:value-type="string" office:value="rough, gritty">
            <text:p>rough, gritt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砂ぼこりで机がざらざらしているね。">
            <text:p>砂ぼこりで机がざらざらしているね。</text:p>
          </table:table-cell>
          <table:table-cell office:value-type="string" office:value="すなぼこり で つくえ が ざらざら して いる ね。">
            <text:p>すなぼこり で つくえ が ざらざら して いる ね。</text:p>
          </table:table-cell>
          <table:table-cell office:value-type="string" office:value="The top of the desk is gritty with sandy dust.">
            <text:p>The top of the desk is gritty with sandy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ぬるぬる">
            <text:p>ぬるぬる</text:p>
          </table:table-cell>
          <table:table-cell office:value-type="string" office:value="ぬるぬる">
            <text:p>ぬるぬる</text:p>
          </table:table-cell>
          <table:table-cell office:value-type="string" office:value="slimy">
            <text:p>slim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うなぎはぬるぬるしていますね。">
            <text:p>うなぎはぬるぬるしていますね。</text:p>
          </table:table-cell>
          <table:table-cell office:value-type="string" office:value="うなぎ は ぬるぬる して います ね。">
            <text:p>うなぎ は ぬるぬる して います ね。</text:p>
          </table:table-cell>
          <table:table-cell office:value-type="string" office:value="Eels are slimy.">
            <text:p>Eels are sli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らしい">
            <text:p>女らしい</text:p>
          </table:table-cell>
          <table:table-cell office:value-type="string" office:value="おんならしい">
            <text:p>おんならしい</text:p>
          </table:table-cell>
          <table:table-cell office:value-type="string" office:value="womanly, feminine">
            <text:p>womanly, feminin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女らしい。">
            <text:p>彼女は女らしい。</text:p>
          </table:table-cell>
          <table:table-cell office:value-type="string" office:value="かのじょ は おんな らしい。">
            <text:p>かのじょ は おんな らしい。</text:p>
          </table:table-cell>
          <table:table-cell office:value-type="string" office:value="She's feminine.">
            <text:p>She's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用">
            <text:p>急用</text:p>
          </table:table-cell>
          <table:table-cell office:value-type="string" office:value="きゅうよう">
            <text:p>きゅうよう</text:p>
          </table:table-cell>
          <table:table-cell office:value-type="string" office:value="urgent business">
            <text:p>urgent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急用で帰りました。">
            <text:p>彼は急用で帰りました。</text:p>
          </table:table-cell>
          <table:table-cell office:value-type="string" office:value="かれ は きゅうよう で かえりました。">
            <text:p>かれ は きゅうよう で かえりました。</text:p>
          </table:table-cell>
          <table:table-cell office:value-type="string" office:value="He went home on urgent business.">
            <text:p>He went home on urg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ょろきょろ">
            <text:p>きょろきょろ</text:p>
          </table:table-cell>
          <table:table-cell office:value-type="string" office:value="きょろきょろ">
            <text:p>きょろきょろ</text:p>
          </table:table-cell>
          <table:table-cell office:value-type="string" office:value="look around">
            <text:p>look arou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場で子供がきょろきょろしているわよ。">
            <text:p>会場で子供がきょろきょろしているわよ。</text:p>
          </table:table-cell>
          <table:table-cell office:value-type="string" office:value="かいじょう で こども が きょろきょろ して いる わ よ。">
            <text:p>かいじょう で こども が きょろきょろ して いる わ よ。</text:p>
          </table:table-cell>
          <table:table-cell office:value-type="string" office:value="The child is staring about the hall.">
            <text:p>The child is staring about the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ずぐず">
            <text:p>ぐずぐず</text:p>
          </table:table-cell>
          <table:table-cell office:value-type="string" office:value="ぐずぐず">
            <text:p>ぐずぐず</text:p>
          </table:table-cell>
          <table:table-cell office:value-type="string" office:value="slowly, tardily">
            <text:p>slowly, tard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ぐずぐずしていると電車に乗り遅れますよ。">
            <text:p>ぐずぐずしていると電車に乗り遅れますよ。</text:p>
          </table:table-cell>
          <table:table-cell office:value-type="string" office:value="ぐずぐず して いる と でんしゃ に のりおくれます よ。">
            <text:p>ぐずぐず して いる と でんしゃ に のりおくれます よ。</text:p>
          </table:table-cell>
          <table:table-cell office:value-type="string" office:value="If you are tardy, you’ll miss the train.">
            <text:p>If you are tardy, you’ll miss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ぽかぽか">
            <text:p>ぽかぽか</text:p>
          </table:table-cell>
          <table:table-cell office:value-type="string" office:value="ぽかぽか">
            <text:p>ぽかぽか</text:p>
          </table:table-cell>
          <table:table-cell office:value-type="string" office:value="pleasantly warm">
            <text:p>pleasantly war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ぽかぽか暖かい日です。">
            <text:p>今日はぽかぽか暖かい日です。</text:p>
          </table:table-cell>
          <table:table-cell office:value-type="string" office:value="きょう は ぽかぽか あたたかい ひ です。">
            <text:p>きょう は ぽかぽか あたたかい ひ です。</text:p>
          </table:table-cell>
          <table:table-cell office:value-type="string" office:value="It's a lovely warm day today.">
            <text:p>It's a lovely warm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い物">
            <text:p>洗い物</text:p>
          </table:table-cell>
          <table:table-cell office:value-type="string" office:value="あらいもの">
            <text:p>あらいもの</text:p>
          </table:table-cell>
          <table:table-cell office:value-type="string" office:value="dishes to be washed">
            <text:p>dishes to be wash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台所で洗い物をしています。">
            <text:p>母は台所で洗い物をしています。</text:p>
          </table:table-cell>
          <table:table-cell office:value-type="string" office:value="はは は だいどころ で あらいもの を して います。">
            <text:p>はは は だいどころ で あらいもの を して います。</text:p>
          </table:table-cell>
          <table:table-cell office:value-type="string" office:value="Mother is doing the dishes in the kitchen.">
            <text:p>Mother is doing the dishes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っと">
            <text:p>かっと</text:p>
          </table:table-cell>
          <table:table-cell office:value-type="string" office:value="かっと">
            <text:p>かっと</text:p>
          </table:table-cell>
          <table:table-cell office:value-type="string" office:value="in a temper, in a rage">
            <text:p>in a temper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っとなって余計なことを言ってしまったな。">
            <text:p>かっとなって余計なことを言ってしまったな。</text:p>
          </table:table-cell>
          <table:table-cell office:value-type="string" office:value="かっと なって よけいな こと を いって しまった な。">
            <text:p>かっと なって よけいな こと を いって しまった な。</text:p>
          </table:table-cell>
          <table:table-cell office:value-type="string" office:value="I lost my temper and said things I shouldn't have.">
            <text:p>I lost my temper and said things I shouldn't h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きっと">
            <text:p>どきっと</text:p>
          </table:table-cell>
          <table:table-cell office:value-type="string" office:value="どきっと">
            <text:p>どきっと</text:p>
          </table:table-cell>
          <table:table-cell office:value-type="string" office:value="surprised, shocked">
            <text:p>surprised, shoc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突然の質問にどきっとしたよ。">
            <text:p>突然の質問にどきっとしたよ。</text:p>
          </table:table-cell>
          <table:table-cell office:value-type="string" office:value="とつぜん の しつもん に どきっと した よ。">
            <text:p>とつぜん の しつもん に どきっと した よ。</text:p>
          </table:table-cell>
          <table:table-cell office:value-type="string" office:value="I was surprised by the sudden question.">
            <text:p>I was surprised by the sudde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遅れる">
            <text:p>乗り遅れる</text:p>
          </table:table-cell>
          <table:table-cell office:value-type="string" office:value="のりおくれる">
            <text:p>のりおくれる</text:p>
          </table:table-cell>
          <table:table-cell office:value-type="string" office:value="miss (a train, bus, etc.)">
            <text:p>miss (a train, bus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たくた">
            <text:p>くたくた</text:p>
          </table:table-cell>
          <table:table-cell office:value-type="string" office:value="くたくた">
            <text:p>くたくた</text:p>
          </table:table-cell>
          <table:table-cell office:value-type="string" office:value="exhausted">
            <text:p>exhau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たくさん歩いてくたくたです。">
            <text:p>今日はたくさん歩いてくたくたです。</text:p>
          </table:table-cell>
          <table:table-cell office:value-type="string" office:value="きょう は たくさん あるいて くたくた です。">
            <text:p>きょう は たくさん あるいて くたくた です。</text:p>
          </table:table-cell>
          <table:table-cell office:value-type="string" office:value="I am exhausted because I walked so much today.">
            <text:p>I am exhausted because I walked so muc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べすべ">
            <text:p>すべすべ</text:p>
          </table:table-cell>
          <table:table-cell office:value-type="string" office:value="すべすべ">
            <text:p>すべすべ</text:p>
          </table:table-cell>
          <table:table-cell office:value-type="string" office:value="smooth, silky">
            <text:p>smooth, sil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肌はすべすべしているね。">
            <text:p>彼女の肌はすべすべしているね。</text:p>
          </table:table-cell>
          <table:table-cell office:value-type="string" office:value="かのじょ の はだ は すべすべ して いる ね。">
            <text:p>かのじょ の はだ は すべすべ して いる ね。</text:p>
          </table:table-cell>
          <table:table-cell office:value-type="string" office:value="Her skin is smooth.">
            <text:p>Her skin is sm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やにや">
            <text:p>にやにや</text:p>
          </table:table-cell>
          <table:table-cell office:value-type="string" office:value="にやにや">
            <text:p>にやにや</text:p>
          </table:table-cell>
          <table:table-cell office:value-type="string" office:value="grin to oneself">
            <text:p>grin to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なぜか彼はにやにやしています。">
            <text:p>なぜか彼はにやにやしています。</text:p>
          </table:table-cell>
          <table:table-cell office:value-type="string" office:value="なぜ か かれ は にやにや して います。">
            <text:p>なぜ か かれ は にやにや して います。</text:p>
          </table:table-cell>
          <table:table-cell office:value-type="string" office:value="He's grinning for some reason.">
            <text:p>He's grinning for some r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だ名">
            <text:p>あだ名</text:p>
          </table:table-cell>
          <table:table-cell office:value-type="string" office:value="あだな">
            <text:p>あだな</text:p>
          </table:table-cell>
          <table:table-cell office:value-type="string" office:value="nickname">
            <text:p>nick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あだ名は「りき」です。">
            <text:p>彼のあだ名は「りき」です。</text:p>
          </table:table-cell>
          <table:table-cell office:value-type="string" office:value="かれ の あだな は 「 りき 」 です。">
            <text:p>かれ の あだな は 「 りき 」 です。</text:p>
          </table:table-cell>
          <table:table-cell office:value-type="string" office:value="His nickname is &quot;Riki.&quot;">
            <text:p>His nickname is "Riki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片付け">
            <text:p>後片付け</text:p>
          </table:table-cell>
          <table:table-cell office:value-type="string" office:value="あとかたづけ">
            <text:p>あとかたづけ</text:p>
          </table:table-cell>
          <table:table-cell office:value-type="string" office:value="cleaning up">
            <text:p>clea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後片づけを手伝ったの。">
            <text:p>食事の後片づけを手伝ったの。</text:p>
          </table:table-cell>
          <table:table-cell office:value-type="string" office:value="しょくじ の あとかたづけ を てつだった の。">
            <text:p>しょくじ の あとかたづけ を てつだった の。</text:p>
          </table:table-cell>
          <table:table-cell office:value-type="string" office:value="I helped to clean up after the meal.">
            <text:p>I helped to clean up after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カ">
            <text:p>イカ</text:p>
          </table:table-cell>
          <table:table-cell office:value-type="string" office:value="イカ">
            <text:p>イカ</text:p>
          </table:table-cell>
          <table:table-cell office:value-type="string" office:value="squid">
            <text:p>sq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イカの刺し身が大好きです。">
            <text:p>私はイカの刺し身が大好きです。</text:p>
          </table:table-cell>
          <table:table-cell office:value-type="string" office:value="わたし は イカ の さしみ が だいすき です。">
            <text:p>わたし は イカ の さしみ が だいすき です。</text:p>
          </table:table-cell>
          <table:table-cell office:value-type="string" office:value="I love squid sashimi.">
            <text:p>I love squid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がる">
            <text:p>可愛がる</text:p>
          </table:table-cell>
          <table:table-cell office:value-type="string" office:value="かわいがる">
            <text:p>かわいがる</text:p>
          </table:table-cell>
          <table:table-cell office:value-type="string" office:value="love, cherish">
            <text:p>love, cher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猫を可愛がっています。">
            <text:p>彼女は猫を可愛がっています。</text:p>
          </table:table-cell>
          <table:table-cell office:value-type="string" office:value="かのじょ は ねこ を かわいがって います。">
            <text:p>かのじょ は ねこ を かわいがって います。</text:p>
          </table:table-cell>
          <table:table-cell office:value-type="string" office:value="She cherishes her cat.">
            <text:p>She cherishes he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きうき">
            <text:p>うきうき</text:p>
          </table:table-cell>
          <table:table-cell office:value-type="string" office:value="うきうき">
            <text:p>うきうき</text:p>
          </table:table-cell>
          <table:table-cell office:value-type="string" office:value="excitedly">
            <text:p>exci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すぐ夏休みなのでうきうきしています。">
            <text:p>もうすぐ夏休みなのでうきうきしています。</text:p>
          </table:table-cell>
          <table:table-cell office:value-type="string" office:value="もうすぐ なつやすみ なので うきうき して います。">
            <text:p>もうすぐ なつやすみ なので うきうき して います。</text:p>
          </table:table-cell>
          <table:table-cell office:value-type="string" office:value="I'm excited because the summer vacation is just around the corner.">
            <text:p>I'm excited because the summer vacation is just around the co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餃子">
            <text:p>餃子</text:p>
          </table:table-cell>
          <table:table-cell office:value-type="string" office:value="ぎょうざ">
            <text:p>ぎょうざ</text:p>
          </table:table-cell>
          <table:table-cell office:value-type="string" office:value="Chinese dumpling">
            <text:p>Chinese dump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餃子は美味しいよ。">
            <text:p>ここの餃子は美味しいよ。</text:p>
          </table:table-cell>
          <table:table-cell office:value-type="string" office:value="ここ の ぎょうざ は おいしい よ 。">
            <text:p>ここ の ぎょうざ は おいしい よ 。</text:p>
          </table:table-cell>
          <table:table-cell office:value-type="string" office:value="The dumplings here are tasty.">
            <text:p>The dumplings here are tas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げらげら">
            <text:p>げらげら</text:p>
          </table:table-cell>
          <table:table-cell office:value-type="string" office:value="げらげら">
            <text:p>げらげら</text:p>
          </table:table-cell>
          <table:table-cell office:value-type="string" office:value="(laugh) out loud">
            <text:p>(laugh) out lou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いつまでもげらげら笑っていたな。">
            <text:p>彼女はいつまでもげらげら笑っていたな。</text:p>
          </table:table-cell>
          <table:table-cell office:value-type="string" office:value="かのじょ は いつ まで も げらげら わらって いた な。">
            <text:p>かのじょ は いつ まで も げらげら わらって いた な。</text:p>
          </table:table-cell>
          <table:table-cell office:value-type="string" office:value="She kept on laughing aloud.">
            <text:p>She kept on laughing alo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めん">
            <text:p>ごめん</text:p>
          </table:table-cell>
          <table:table-cell office:value-type="string" office:value="ごめん">
            <text:p>ごめん</text:p>
          </table:table-cell>
          <table:table-cell office:value-type="string" office:value="sorry">
            <text:p>so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遅れてごめん。">
            <text:p>遅れてごめん。</text:p>
          </table:table-cell>
          <table:table-cell office:value-type="string" office:value="おくれて ごめん 。">
            <text:p>おくれて ごめん 。</text:p>
          </table:table-cell>
          <table:table-cell office:value-type="string" office:value="I am sorry I'm late.">
            <text:p>I am sorry I'm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々後日">
            <text:p>明々後日</text:p>
          </table:table-cell>
          <table:table-cell office:value-type="string" office:value="しあさって">
            <text:p>しあさって</text:p>
          </table:table-cell>
          <table:table-cell office:value-type="string" office:value="three days from today">
            <text:p>three days from to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は明々後日に延期された。">
            <text:p>会議は明々後日に延期された。</text:p>
          </table:table-cell>
          <table:table-cell office:value-type="string" office:value="かいぎ は しあさって に えんき された。">
            <text:p>かいぎ は しあさって に えんき された。</text:p>
          </table:table-cell>
          <table:table-cell office:value-type="string" office:value="The meeting was postponed to three days from today.">
            <text:p>The meeting was postponed to three days fro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